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image/png" manifest:full-path="Pictures/1000020100000352000004B2FEE63B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2*"/>
    </style:style>
    <style:style style:name="auteur_5f_2.B" style:display-name="auteur_2.B" style:family="table-column">
      <style:table-column-properties style:column-width="10.753cm" style:rel-column-width="41453*"/>
    </style:style>
    <style:style style:name="auteur_5f_3" style:display-name="auteur_3" style:family="table">
      <style:table-properties style:width="17cm" table:align="margins"/>
    </style:style>
    <style:style style:name="auteur_5f_3.A" style:display-name="auteur_3.A" style:family="table-column">
      <style:table-column-properties style:column-width="6.248cm" style:rel-column-width="24082*"/>
    </style:style>
    <style:style style:name="auteur_5f_3.B" style:display-name="auteur_3.B" style:family="table-column">
      <style:table-column-properties style:column-width="10.753cm" style:rel-column-width="41453*"/>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organisme_5f_commanditaire_5f_2" style:display-name="organisme_commanditaire_2" style:family="table">
      <style:table-properties style:width="17cm" table:align="margins"/>
    </style:style>
    <style:style style:name="organisme_5f_commanditaire_5f_2.A" style:display-name="organisme_commanditaire_2.A" style:family="table-column">
      <style:table-column-properties style:column-width="4.96cm" style:rel-column-width="19124*"/>
    </style:style>
    <style:style style:name="organisme_5f_commanditaire_5f_2.B" style:display-name="organisme_commanditaire_2.B" style:family="table-column">
      <style:table-column-properties style:column-width="12.04cm" style:rel-column-width="46411*"/>
    </style:style>
    <style:style style:name="organisme_5f_commanditaire_5f_2.A1" style:display-name="organisme_commanditaire_2.A1" style:family="table-cell">
      <style:table-cell-properties fo:padding="0.097cm" fo:border="none"/>
    </style:style>
    <style:style style:name="P1" style:family="paragraph" style:parent-style-name="Pubdate" style:master-page-name="page_5f_titre">
      <style:paragraph-properties fo:text-align="end" style:justify-single-word="false"/>
    </style:style>
    <style:style style:name="P2" style:family="paragraph" style:parent-style-name="Author">
      <style:paragraph-properties fo:text-align="end" style:justify-single-word="false"/>
    </style:style>
    <style:style style:name="P3" style:family="paragraph" style:parent-style-name="Pubdate">
      <style:paragraph-properties fo:text-align="end" style:justify-single-word="false"/>
    </style:style>
    <style:style style:name="P4" style:family="paragraph" style:parent-style-name="Champ_20_Titre_20_Date">
      <style:paragraph-properties fo:text-align="end" style:justify-single-word="false"/>
    </style:style>
    <style:style style:name="P5" style:family="paragraph" style:parent-style-name="Section_20_Title" style:master-page-name="page_5f_bordereau">
      <style:paragraph-properties fo:text-align="end" style:justify-single-word="false"/>
    </style:style>
    <style:style style:name="P6" style:family="paragraph" style:parent-style-name="Text_20_body">
      <style:paragraph-properties fo:text-align="end" style:justify-single-word="false"/>
      <style:text-properties style:font-name="Bitstream Vera Sans2" fo:font-size="10pt" fo:font-style="italic" style:font-size-asian="10pt" style:font-style-asian="italic" style:font-size-complex="10pt" style:font-style-complex="italic"/>
    </style:style>
    <style:style style:name="P7" style:family="paragraph" style:parent-style-name="bordereau_5f_Para">
      <style:text-properties fo:language="en" fo:country="US"/>
    </style:style>
    <style:style style:name="P8" style:family="paragraph" style:parent-style-name="Bordereau_5f_titre" style:master-page-name="page_5f_bordereau"/>
    <style:style style:name="P9" style:family="paragraph" style:parent-style-name="bordereau_5f_Para">
      <style:text-properties fo:font-weight="bold" style:font-weight-asian="bold" style:font-weight-complex="bold"/>
    </style:style>
    <style:style style:name="P10" style:family="paragraph" style:parent-style-name="bordereau_5f_Para">
      <style:paragraph-properties fo:text-align="start" style:justify-single-word="false"/>
      <style:text-properties fo:font-weight="bold" style:font-weight-asian="bold" style:font-weight-complex="bold"/>
    </style:style>
    <style:style style:name="P11" style:family="paragraph" style:parent-style-name="bordereau_5f_Para">
      <style:paragraph-properties fo:text-align="start" style:justify-single-word="false"/>
    </style:style>
    <style:style style:name="P12" style:family="paragraph" style:parent-style-name="bordereau_5f_Para">
      <style:paragraph-properties fo:text-align="start" style:justify-single-word="false"/>
      <style:text-properties fo:font-weight="normal"/>
    </style:style>
    <style:style style:name="P13" style:family="paragraph" style:parent-style-name="Bordereau_5f_titre">
      <style:paragraph-properties fo:break-before="page"/>
    </style:style>
    <style:style style:name="P14" style:family="paragraph" style:parent-style-name="bordereau_5f_Para">
      <style:text-properties fo:font-weight="normal"/>
    </style:style>
    <style:style style:name="P15" style:family="paragraph" style:parent-style-name="Standard">
      <style:paragraph-properties fo:text-align="start" style:justify-single-word="false"/>
      <style:text-properties fo:font-weight="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start" style:justify-single-word="false"/>
    </style:style>
    <style:style style:name="P18" style:family="paragraph" style:parent-style-name="Preface_20_Title" style:master-page-name="Standard">
      <style:paragraph-properties fo:break-before="page"/>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ection_20_Title" style:master-page-name="page_5f_sommair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Heading_20_1" style:master-page-name="Standard"/>
    <style:style style:name="P25" style:family="paragraph" style:parent-style-name="Text_20_body" style:list-style-name="L2">
      <style:paragraph-properties fo:margin-left="2.032cm" fo:margin-right="0cm" fo:text-indent="0cm" style:auto-text-indent="false"/>
    </style:style>
    <style:style style:name="P26" style:family="paragraph" style:parent-style-name="Text_20_body" style:list-style-name="L3"/>
    <style:style style:name="P27" style:family="paragraph" style:parent-style-name="Text_20_body" style:list-style-name="L2">
      <style:paragraph-properties fo:margin-left="0cm" fo:margin-right="0cm" fo:text-indent="0cm" style:auto-text-indent="false"/>
    </style:style>
    <style:style style:name="P28" style:family="paragraph" style:parent-style-name="Text_20_body">
      <style:text-properties style:use-window-font-color="true" fo:font-weight="normal" style:font-weight-asian="normal" style:font-weight-complex="normal"/>
    </style:style>
    <style:style style:name="P29" style:family="paragraph" style:parent-style-name="Illustration">
      <style:paragraph-properties fo:text-align="center" style:justify-single-word="false"/>
    </style:style>
    <style:style style:name="P30" style:family="paragraph" style:parent-style-name="Text_20_body" style:list-style-name="L4"/>
    <style:style style:name="P31" style:family="paragraph" style:parent-style-name="Text_20_body">
      <style:paragraph-properties fo:text-align="center" style:justify-single-word="false" style:text-autospace="none"/>
      <style:text-properties style:font-name="Monospace" fo:font-size="9pt" style:font-name-asian="Monospace" style:font-size-asian="9pt" style:font-name-complex="Monospace" style:font-size-complex="9pt"/>
    </style:style>
    <style:style style:name="P32" style:family="paragraph" style:parent-style-name="Text_20_body">
      <style:paragraph-properties fo:break-before="page"/>
    </style:style>
    <style:style style:name="P33" style:family="paragraph" style:parent-style-name="Heading_20_2">
      <style:paragraph-properties fo:break-before="page"/>
    </style:style>
    <style:style style:name="P34" style:family="paragraph" style:parent-style-name="Section_20_Title" style:master-page-name="Standard"/>
    <style:style style:name="P35" style:family="paragraph" style:parent-style-name="Glossary_20_Title" style:master-page-name="Standard">
      <style:paragraph-properties fo:break-before="page"/>
    </style:style>
    <style:style style:name="P36" style:family="paragraph" style:parent-style-name="Section_20_Title" style:master-page-name="Standard">
      <style:paragraph-properties fo:break-before="page"/>
    </style:style>
    <style:style style:name="T1" style:family="text" style:parent-style-name="Strong_20_Emphasis">
      <style:text-properties fo:font-weight="normal" style:font-weight-asian="normal" style:font-weight-complex="normal"/>
    </style:style>
    <style:style style:name="T2" style:family="text" style:parent-style-name="Strong_20_Emphasis">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Nimbus Roman No9 L"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space-before="0.199cm" text:min-label-width="0.45cm" text:min-label-distance="0.3cm"/>
      </text:list-level-style-number>
      <text:list-level-style-number text:level="2" style:num-suffix=" " style:num-format="1" text:display-levels="2">
        <style:list-level-properties text:space-before="0.398cm" text:min-label-width="0.45cm" text:min-label-distance="0.3cm"/>
      </text:list-level-style-number>
      <text:list-level-style-number text:level="3" style:num-suffix=" " style:num-format="1" text:display-levels="3">
        <style:list-level-properties text:space-before="0.598cm" text:min-label-width="0.45cm" text:min-label-distance="0.3cm"/>
      </text:list-level-style-number>
      <text:list-level-style-number text:level="4" style:num-suffix=" " style:num-format="1" text:display-levels="4">
        <style:list-level-properties text:space-before="0.797cm" text:min-label-width="0.45cm" text:min-label-distance="0.3cm"/>
      </text:list-level-style-number>
      <text:list-level-style-number text:level="5" style:num-suffix=" " style:num-format="1" text:display-levels="5">
        <style:list-level-properties text:space-before="0.996cm" text:min-label-width="0.45cm" text:min-label-distance="0.3cm"/>
      </text:list-level-style-number>
      <text:list-level-style-number text:level="6" style:num-suffix=" " style:num-format="1" text:display-levels="6">
        <style:list-level-properties text:space-before="1.196cm" text:min-label-width="0.45cm" text:min-label-distance="0.3cm"/>
      </text:list-level-style-number>
      <text:list-level-style-number text:level="7" style:num-suffix=" " style:num-format="1">
        <style:list-level-properties text:space-before="1.395cm"/>
      </text:list-level-style-number>
      <text:list-level-style-number text:level="8" style:num-suffix=" " style:num-format="1">
        <style:list-level-properties text:space-before="1.595cm"/>
      </text:list-level-style-number>
      <text:list-level-style-number text:level="9" style:num-suffix=" " style:num-format="1">
        <style:list-level-properties text:space-before="1.794cm"/>
      </text:list-level-style-number>
      <text:list-level-style-number text:level="10" style:num-suffix=" " style:num-format="1">
        <style:list-level-properties text:space-before="1.993cm" fo:text-align="center"/>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1" text:separation-character="." text:name="Figure"/>
      </text:sequence-decls>
      <text:user-field-decls>
        <text:user-field-decl office:value-type="string" office:string-value="INRIA" text:name="metainfo_corpauthor1_orgname"/>
        <text:user-field-decl office:value-type="string" office:string-value="Umlaut : Demonstrations" text:name="metainfo_title"/>
        <text:user-field-decl office:value-type="string" office:string-value="" text:name="metainfo_subtitle"/>
        <text:user-field-decl office:value-type="string" office:string-value="INRIA" text:name="indesko_organismes_auteurs"/>
        <text:user-field-decl office:value-type="string" office:string-value="" text:name="metainfo_volumenum"/>
        <text:user-field-decl office:value-type="string" office:string-value=""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Kermeta, metamodeling, UML, transformation" text:name="metainfo_keywords"/>
        <text:user-field-decl office:value-type="string" office:string-value="" text:name="metainfo_keywords_geo"/>
        <text:user-field-decl office:value-type="string" office:string-value="Licence EPL" text:name="metainfo_bibliomisc"/>
        <text:user-field-decl office:value-type="string" office:string-value="17/03/2006" text:name="metainfo_date"/>
        <text:user-field-decl office:value-type="string" office:string-value="This document presents some basic demonstrations about various aspects of the KerMeta Umlaut tools. It intends to be a introduction for anybody who want to use Umlaut." text:name="metainfo_abstract"/>
        <text:user-field-decl office:value-type="string" office:string-value="" text:name="metainfo_corpauthor1_postcode"/>
        <text:user-field-decl office:value-type="string" office:string-value="" text:name="metainfo_corpauthor1_city"/>
        <text:user-field-decl office:value-type="string" office:string-value="France" text:name="metainfo_corpauthor1_state"/>
        <text:user-field-decl office:value-type="string" office:string-value="" text:name="metainfo_corpauthor1_phone"/>
        <text:user-field-decl office:value-type="string" office:string-value="" text:name="metainfo_corpauthor1_fax"/>
        <text:user-field-decl office:value-type="string" office:string-value="" text:name="metainfo_corpauthor1_email"/>
        <text:user-field-decl office:value-type="string" office:string-value="http://www.inria.fr" text:name="metainfo_corpauthor1_ulink"/>
        <text:user-field-decl office:value-type="string" office:string-value="" text:name="metainfo_contractsponsor1_orgname"/>
        <text:user-field-decl office:value-type="string" office:string-value="" text:name="metainfo_contractsponsor1_orgname_acronym"/>
        <text:user-field-decl office:value-type="string" office:string-value="" text:name="metainfo_contractsponsor1_orgdiv"/>
        <text:user-field-decl office:value-type="string" office:string-value="" text:name="metainfo_contractsponsor1_address"/>
        <text:user-field-decl office:value-type="string" office:string-value="" text:name="metainfo_contractsponsor1_postcode"/>
        <text:user-field-decl office:value-type="string" office:string-value="" text:name="metainfo_contractsponsor1_city"/>
        <text:user-field-decl office:value-type="string" office:string-value="" text:name="metainfo_contractsponsor1_state"/>
        <text:user-field-decl office:value-type="string" office:string-value="" text:name="metainfo_contractsponsor1_phone"/>
        <text:user-field-decl office:value-type="string" office:string-value="" text:name="metainfo_contractsponsor1_fax"/>
        <text:user-field-decl office:value-type="string" office:string-value="" text:name="metainfo_contractsponsor1_email"/>
        <text:user-field-decl office:value-type="string" office:string-value="" text:name="metainfo_contractsponsor1_ulink"/>
        <text:user-field-decl office:value-type="string" office:string-value="" text:name="metainfo_status"/>
        <text:user-field-decl office:value-type="string" office:string-value="Rapport de bilan" text:name="metainfo_class"/>
        <text:user-field-decl office:value-type="string" office:string-value="" text:name="metainfo_security"/>
        <text:user-field-decl office:value-type="string" office:string-value="17/06/2006" text:name="metainfo_revhistory_security"/>
        <text:user-field-decl office:value-type="string" office:string-value="" text:name="metainfo_corpauthor1_orgname_acronym"/>
        <text:user-field-decl office:value-type="string" office:string-value="Triskell" text:name="metainfo_corpauthor1_orgdiv"/>
        <text:user-field-decl office:value-type="string" office:string-value=""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 text:name="metainfo_contractnum"/>
        <text:user-field-decl office:value-type="string" office:string-value="" text:name="indesko_organismes_commanditaires"/>
        <text:user-field-decl office:value-type="string" office:string-value="March  2006" text:name="indesko_date"/>
        <text:user-field-decl office:value-type="string" office:string-value="Vincent Mahé" text:name="indesko_auteurs"/>
        <text:user-field-decl office:value-type="string" office:string-value=""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 text:name="metainfo_isrn"/>
        <text:user-field-decl office:value-type="string" office:string-value="1"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le" text:name="metainfo_confgroup_conftitle"/>
        <text:user-field-decl office:value-type="string" office:string-value="Reference" text:name="metainfo_confgroup_confnum"/>
        <text:user-field-decl office:value-type="string" office:string-value="sponsor"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vmahe@irisa.fr" text:name="metainfo_author1_address"/>
        <text:user-field-decl office:value-type="string" office:string-value="Vincent" text:name="metainfo_author1_firstname"/>
        <text:user-field-decl office:value-type="string" office:string-value="" text:name="metainfo_author1_jobtitle"/>
        <text:user-field-decl office:value-type="string" office:string-value="" text:name="metainfo_author1_jobtitle_quality"/>
        <text:user-field-decl office:value-type="string" office:string-value="Triskell" text:name="metainfo_author1_orgdiv"/>
        <text:user-field-decl office:value-type="string" office:string-value="Université de Rennes 1" text:name="metainfo_author1_orgname"/>
        <text:user-field-decl office:value-type="string" office:string-value="" text:name="metainfo_author1_orgname_acronym"/>
        <text:user-field-decl office:value-type="string" office:string-value="Mahé" text:name="metainfo_author1_surname"/>
        <text:user-field-decl office:value-type="string" office:string-value="" text:name="metainfo_author2_firstname"/>
        <text:user-field-decl office:value-type="string" office:string-value="" text:name="metainfo_author2_orgdiv"/>
        <text:user-field-decl office:value-type="string" office:string-value="" text:name="metainfo_author2_address"/>
        <text:user-field-decl office:value-type="string" office:string-value="" text:name="metainfo_author2_orgname_acronym"/>
        <text:user-field-decl office:value-type="string" office:string-value="" text:name="metainfo_author2_orgname"/>
        <text:user-field-decl office:value-type="string" office:string-value="" text:name="metainfo_author2_jobtitle_quality"/>
        <text:user-field-decl office:value-type="string" office:string-value="" text:name="metainfo_author2_jobtitle"/>
        <text:user-field-decl office:value-type="string" office:string-value="" text:name="metainfo_author2_surname"/>
        <text:user-field-decl office:value-type="string" office:string-value="" text:name="metainfo_author3_firstname"/>
        <text:user-field-decl office:value-type="string" office:string-value="" text:name="metainfo_author3_orgdiv"/>
        <text:user-field-decl office:value-type="string" office:string-value="" text:name="metainfo_author3_address"/>
        <text:user-field-decl office:value-type="string" office:string-value="" text:name="metainfo_author3_orgname_acronym"/>
        <text:user-field-decl office:value-type="string" office:string-value="" text:name="metainfo_author3_orgname"/>
        <text:user-field-decl office:value-type="string" office:string-value="" text:name="metainfo_author3_jobtitle_quality"/>
        <text:user-field-decl office:value-type="string" office:string-value="" text:name="metainfo_author3_jobtitle"/>
        <text:user-field-decl office:value-type="string" office:string-value="" text:name="metainfo_author3_surname"/>
        <text:user-field-decl office:value-type="string" office:string-value="en" text:name="indesko_language"/>
        <text:user-field-decl office:value-type="string" office:string-value="" text:name="metainfo_contractsponsor2_orgname"/>
        <text:user-field-decl office:value-type="string" office:string-value="" text:name="metainfo_contractsponsor2_orgname_acronym"/>
        <text:user-field-decl office:value-type="string" office:string-value="" text:name="metainfo_contractsponsor2_orgdiv"/>
        <text:user-field-decl office:value-type="string" office:string-value="" text:name="metainfo_contractsponsor2_address"/>
        <text:user-field-decl office:value-type="string" office:string-value="" text:name="metainfo_contractsponsor2_pob"/>
        <text:user-field-decl office:value-type="string" office:string-value="" text:name="metainfo_contractsponsor2_postcode"/>
        <text:user-field-decl office:value-type="string" office:string-value="" text:name="metainfo_contractsponsor2_city"/>
        <text:user-field-decl office:value-type="string" office:string-value="" text:name="metainfo_contractsponsor2_state"/>
        <text:user-field-decl office:value-type="string" office:string-value="" text:name="metainfo_contractsponsor2_phone"/>
        <text:user-field-decl office:value-type="string" office:string-value="" text:name="metainfo_contractsponsor2_fax"/>
        <text:user-field-decl office:value-type="string" office:string-value="" text:name="metainfo_contractsponsor2_email"/>
        <text:user-field-decl office:value-type="string" office:string-value="" text:name="metainfo_contractsponsor2_ulink"/>
      </text:user-field-decls>
      <text:p text:style-name="P1">Build date: @BUILD.DATE@</text:p>
      <text:p text:style-name="P2"><text:span text:style-name="Firstname"><text:user-field-get text:name="indesko_auteurs">Vincent Mahé</text:user-field-get></text:span><text:span text:style-name="Firstname"> </text:span></text:p>
      <text:section text:style-name="Sect1" text:name="page_de_titre">
        <text:section text:style-name="Sect1" text:name="protege">
          <text:p text:style-name="Champ_20_Titre"><text:user-field-get text:name="indesko_organismes_auteurs">INRIA</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Heading"><text:user-field-get text:name="metainfo_title">Umlaut : Demonstrations</text:user-field-get></text:p>
          <text:p text:style-name="Standard"/>
          <text:p text:style-name="Standard"/>
          <text:p text:style-name="Subtitle"><text:user-field-get text:name="metainfo_subtitle"/></text:p>
          <text:p text:style-name="Standard"/>
          <text:p text:style-name="Standard"/>
          <text:p text:style-name="Standard"/>
          <text:p text:style-name="Author"><text:span text:style-name="Firstname"><text:user-field-get text:name="indesko_auteurs">Vincent Mahé</text:user-field-get></text:span><text:span text:style-name="Firstname"> </text:span><text:span text:style-name="Firstname"><text:span text:style-name="Surname"><text:s/></text:span></text:span></text:p>
          <text:p text:style-name="Author"><text:span text:style-name="Firstname"/></text:p>
          <text:p text:style-name="Author"/>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Build date: @BUILD.DATE@</text:p>
          <text:p text:style-name="P4">Date: <text:user-field-get text:name="indesko_date">March  2006</text:user-field-get></text:p>
          <text:p text:style-name="P3"/>
          <text:p text:style-name="Standard"/>
        </text:section>
      </text:section>
      <text:section text:style-name="Sect1" text:name="bordereau">
        <text:p text:style-name="P5">Metadata</text:p>
        <text:p text:style-name="P6">to be filled by the author</text:p>
        <text:p text:style-name="Text_20_body">The metadata gather information allowing a better spreading of the informations through various media: databases, cd, internet and intranet repositories...</text:p>
        <text:p text:style-name="Text_20_body">The following information will be considered as metadata.</text:p>
        <text:section text:style-name="Sect1" text:name="bordereau_infodocument">
          <text:p text:style-name="Bordereau_5f_titre">Document information</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P7">Title</text:p>
                </table:table-cell>
                <table:table-cell table:style-name="infos_5f_generales.A1" office:value-type="string">
                  <text:p text:style-name="Standard"><text:user-field-get text:name="metainfo_title">Umlaut : Demonstrations</text:user-field-get></text:p>
                </table:table-cell>
              </table:table-row>
            </table:table-header-rows>
            <table:table-row>
              <table:table-cell table:style-name="infos_5f_generales.A1" office:value-type="string">
                <text:p text:style-name="bordereau_5f_Para">Subtitle</text:p>
              </table:table-cell>
              <table:table-cell table:style-name="infos_5f_generales.A1" office:value-type="string">
                <text:p text:style-name="Standard"><text:user-field-get text:name="metainfo_subtitle"/></text:p>
              </table:table-cell>
            </table:table-row>
            <table:table-row>
              <table:table-cell table:style-name="infos_5f_generales.A1" office:value-type="string">
                <text:p text:style-name="bordereau_5f_Para">Volume number</text:p>
              </table:table-cell>
              <table:table-cell table:style-name="infos_5f_generales.A1" office:value-type="string">
                <text:p text:style-name="Standard"><text:user-field-get text:name="metainfo_volumenum"/></text:p>
              </table:table-cell>
            </table:table-row>
            <table:table-row>
              <table:table-cell table:style-name="infos_5f_generales.A1" office:value-type="string">
                <text:p text:style-name="bordereau_5f_Para">Series number</text:p>
              </table:table-cell>
              <table:table-cell table:style-name="infos_5f_generales.A1" office:value-type="string">
                <text:p text:style-name="bordereau_5f_Para"><text:user-field-get text:name="metainfo_seriesvolnums"/></text:p>
              </table:table-cell>
            </table:table-row>
            <table:table-row>
              <table:table-cell table:style-name="infos_5f_generales.A1" office:value-type="string">
                <text:p text:style-name="bordereau_5f_Para">Keywords</text:p>
              </table:table-cell>
              <table:table-cell table:style-name="infos_5f_generales.A1" office:value-type="string">
                <text:p text:style-name="Standard"><text:user-field-get text:name="metainfo_keywords">Kermeta, metamodeling, UML, transformation</text:user-field-get></text:p>
              </table:table-cell>
            </table:table-row>
            <table:table-row>
              <table:table-cell table:style-name="infos_5f_generales.A1" office:value-type="string">
                <text:p text:style-name="bordereau_5f_Para">More information</text:p>
              </table:table-cell>
              <table:table-cell table:style-name="infos_5f_generales.A1" office:value-type="string">
                <text:p text:style-name="Standard"><text:user-field-get text:name="metainfo_bibliomisc">Licence EPL</text:user-field-get></text:p>
              </table:table-cell>
            </table:table-row>
            <table:table-row>
              <table:table-cell table:style-name="infos_5f_generales.A1" office:value-type="string">
                <text:p text:style-name="bordereau_5f_Para">Document date</text:p>
              </table:table-cell>
              <table:table-cell table:style-name="infos_5f_generales.A1" office:value-type="string">
                <text:p text:style-name="Standard"><text:user-field-get text:name="metainfo_date">17/03/2006</text:user-field-get></text:p>
              </table:table-cell>
            </table:table-row>
            <table:table-row>
              <table:table-cell table:style-name="infos_5f_generales.A1" office:value-type="string">
                <text:p text:style-name="bordereau_5f_Para">Status</text:p>
              </table:table-cell>
              <table:table-cell table:style-name="infos_5f_generales.A1" office:value-type="string">
                <text:p text:style-name="bordereau_5f_Para"><text:user-field-get text:name="metainfo_status"/></text:p>
              </table:table-cell>
            </table:table-row>
            <table:table-row>
              <table:table-cell table:style-name="infos_5f_generales.A1" office:value-type="string">
                <text:p text:style-name="bordereau_5f_Para">Access conditions</text:p>
              </table:table-cell>
              <table:table-cell table:style-name="infos_5f_generales.A1" office:value-type="string">
                <text:p text:style-name="bordereau_5f_Para"><text:user-field-get text:name="metainfo_security"/></text:p>
              </table:table-cell>
            </table:table-row>
            <table:table-row>
              <table:table-cell table:style-name="infos_5f_generales.A1" office:value-type="string">
                <text:p text:style-name="bordereau_5f_Para">Access conditions revision Date</text:p>
              </table:table-cell>
              <table:table-cell table:style-name="infos_5f_generales.A1" office:value-type="string">
                <text:p text:style-name="bordereau_5f_Para"><text:user-field-get text:name="metainfo_revhistory_security">17/06/2006</text:user-field-get></text:p>
              </table:table-cell>
            </table:table-row>
            <table:table-row>
              <table:table-cell table:style-name="infos_5f_generales.A1" office:value-type="string">
                <text:p text:style-name="bordereau_5f_Para">Contract number</text:p>
              </table:table-cell>
              <table:table-cell table:style-name="infos_5f_generales.A1" office:value-type="string">
                <text:p text:style-name="bordereau_5f_Para"><text:user-field-get text:name="metainfo_contractnum"/></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text:p>
              </table:table-cell>
            </table:table-row>
          </table:table>
          <text:p text:style-name="Standard"/>
          <text:p text:style-name="Bordereau_5f_titre">Confe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le</text:p>
                </table:table-cell>
                <table:table-cell table:style-name="Tableau1.A1" office:value-type="string">
                  <text:p text:style-name="bordereau_5f_Para"><text:user-field-get text:name="metainfo_confgroup_conftitle">title</text:user-field-get></text:p>
                </table:table-cell>
              </table:table-row>
            </table:table-header-rows>
            <table:table-row>
              <table:table-cell table:style-name="Tableau1.A1" office:value-type="string">
                <text:p text:style-name="bordereau_5f_Para">References</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Sponsor</text:p>
              </table:table-cell>
              <table:table-cell table:style-name="Tableau1.A1" office:value-type="string">
                <text:p text:style-name="bordereau_5f_Para"><text:user-field-get text:name="metainfo_confgroup_confsponsor">sponsor</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dress</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373"/><text:bookmark text:name="SwXTextPosition2428"/></text:p>
        </text:section>
        <text:section text:style-name="Sect1" text:name="bordereau_auteur">
          <text:p text:style-name="Standard"/>
          <text:p text:style-name="P8">Authors <text:s text:c="21"/></text:p>
          <text:section text:style-name="Sect1" text:name="bordereau_auteur_1">
            <text:p text:style-name="P9">Author N°1</text:p>
            <table:table table:name="auteur_1" table:style-name="auteur_5f_1">
              <table:table-column table:style-name="auteur_5f_1.A"/>
              <table:table-column table:style-name="auteur_5f_1.B"/>
              <table:table-row>
                <table:table-cell office:value-type="string">
                  <text:p text:style-name="bordereau_5f_Para">Firstname</text:p>
                </table:table-cell>
                <table:table-cell office:value-type="string">
                  <text:p text:style-name="bordereau_5f_Para"><text:user-field-get text:name="metainfo_author1_firstname">Vincent</text:user-field-get></text:p>
                </table:table-cell>
              </table:table-row>
              <table:table-row>
                <table:table-cell office:value-type="string">
                  <text:p text:style-name="bordereau_5f_Para">Name</text:p>
                </table:table-cell>
                <table:table-cell office:value-type="string">
                  <text:p text:style-name="bordereau_5f_Para"><text:user-field-get text:name="metainfo_author1_surname">Mahé</text:user-field-get></text:p>
                </table:table-cell>
              </table:table-row>
              <table:table-row>
                <table:table-cell office:value-type="string">
                  <text:p text:style-name="bordereau_5f_Para">Role</text:p>
                </table:table-cell>
                <table:table-cell office:value-type="string">
                  <text:p text:style-name="bordereau_5f_Para"><text:user-field-get text:name="metainfo_author1_jobtitle"/></text:p>
                </table:table-cell>
              </table:table-row>
              <table:table-row>
                <table:table-cell office:value-type="string">
                  <text:p text:style-name="bordereau_5f_Para">Quality</text:p>
                </table:table-cell>
                <table:table-cell office:value-type="string">
                  <text:p text:style-name="bordereau_5f_Para"><text:user-field-get text:name="metainfo_author1_jobtitle_quality"/></text:p>
                </table:table-cell>
              </table:table-row>
              <table:table-row>
                <table:table-cell office:value-type="string">
                  <text:p text:style-name="bordereau_5f_Para">Corporation</text:p>
                </table:table-cell>
                <table:table-cell office:value-type="string">
                  <text:p text:style-name="bordereau_5f_Para"><text:user-field-get text:name="metainfo_author1_orgname">Université de Rennes 1</text:user-field-get></text:p>
                </table:table-cell>
              </table:table-row>
              <table:table-row>
                <table:table-cell office:value-type="string">
                  <text:p text:style-name="bordereau_5f_Para">Corporation acronym</text:p>
                </table:table-cell>
                <table:table-cell office:value-type="string">
                  <text:p text:style-name="bordereau_5f_Para"><text:user-field-get text:name="metainfo_author1_orgname_acronym"/></text:p>
                </table:table-cell>
              </table:table-row>
              <table:table-row>
                <table:table-cell office:value-type="string">
                  <text:p text:style-name="bordereau_5f_Para">Corporation division</text:p>
                </table:table-cell>
                <table:table-cell office:value-type="string">
                  <text:p text:style-name="bordereau_5f_Para"><text:user-field-get text:name="metainfo_author1_orgdiv">Triskell</text:user-field-get></text:p>
                </table:table-cell>
              </table:table-row>
              <table:table-row>
                <table:table-cell office:value-type="string">
                  <text:p text:style-name="bordereau_5f_Para">Address</text:p>
                </table:table-cell>
                <table:table-cell office:value-type="string">
                  <text:p text:style-name="bordereau_5f_Para"><text:user-field-get text:name="metainfo_author1_address">vmahe@irisa.fr</text:user-field-get></text:p>
                </table:table-cell>
              </table:table-row>
            </table:table>
          </text:section>
          <text:section text:style-name="Sect1" text:name="bordereau_auteur_2">
            <text:p text:style-name="P10"/>
            <text:p text:style-name="P10">Author N°2</text:p>
            <table:table table:name="auteur_2" table:style-name="auteur_5f_2">
              <table:table-column table:style-name="auteur_5f_2.A"/>
              <table:table-column table:style-name="auteur_5f_2.B"/>
              <table:table-row>
                <table:table-cell office:value-type="string">
                  <text:p text:style-name="bordereau_5f_Para">Firstname</text:p>
                </table:table-cell>
                <table:table-cell office:value-type="string">
                  <text:p text:style-name="Table_20_Contents"><text:user-field-get text:name="metainfo_author2_firstname"/></text:p>
                </table:table-cell>
              </table:table-row>
              <table:table-row>
                <table:table-cell office:value-type="string">
                  <text:p text:style-name="bordereau_5f_Para">Name</text:p>
                </table:table-cell>
                <table:table-cell office:value-type="string">
                  <text:p text:style-name="Table_20_Contents"><text:user-field-get text:name="metainfo_author2_surname"/></text:p>
                </table:table-cell>
              </table:table-row>
              <table:table-row>
                <table:table-cell office:value-type="string">
                  <text:p text:style-name="bordereau_5f_Para">Role</text:p>
                </table:table-cell>
                <table:table-cell office:value-type="string">
                  <text:p text:style-name="Table_20_Contents"><text:user-field-get text:name="metainfo_author2_jobtitle"/></text:p>
                </table:table-cell>
              </table:table-row>
              <table:table-row>
                <table:table-cell office:value-type="string">
                  <text:p text:style-name="bordereau_5f_Para">Quality</text:p>
                </table:table-cell>
                <table:table-cell office:value-type="string">
                  <text:p text:style-name="Table_20_Contents"><text:user-field-get text:name="metainfo_author2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2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2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2_orgdiv"/></text:p>
                </table:table-cell>
              </table:table-row>
              <table:table-row>
                <table:table-cell office:value-type="string">
                  <text:p text:style-name="bordereau_5f_Para">Address</text:p>
                </table:table-cell>
                <table:table-cell office:value-type="string">
                  <text:p text:style-name="Table_20_Contents"><text:user-field-get text:name="metainfo_author2_address"/></text:p>
                </table:table-cell>
              </table:table-row>
            </table:table>
            <text:p text:style-name="P11"/>
          </text:section>
          <text:section text:style-name="Sect1" text:name="bordereau_auteur_3">
            <text:p text:style-name="P10">Author N°3</text:p>
            <table:table table:name="auteur_3" table:style-name="auteur_5f_3">
              <table:table-column table:style-name="auteur_5f_3.A"/>
              <table:table-column table:style-name="auteur_5f_3.B"/>
              <table:table-row>
                <table:table-cell office:value-type="string">
                  <text:p text:style-name="bordereau_5f_Para">Firstname</text:p>
                </table:table-cell>
                <table:table-cell office:value-type="string">
                  <text:p text:style-name="Table_20_Contents"><text:user-field-get text:name="metainfo_author3_firstname"/></text:p>
                </table:table-cell>
              </table:table-row>
              <table:table-row>
                <table:table-cell office:value-type="string">
                  <text:p text:style-name="bordereau_5f_Para">Name</text:p>
                </table:table-cell>
                <table:table-cell office:value-type="string">
                  <text:p text:style-name="Table_20_Contents"><text:user-field-get text:name="metainfo_author3_surname"/></text:p>
                </table:table-cell>
              </table:table-row>
              <table:table-row>
                <table:table-cell office:value-type="string">
                  <text:p text:style-name="bordereau_5f_Para">Role</text:p>
                </table:table-cell>
                <table:table-cell office:value-type="string">
                  <text:p text:style-name="Table_20_Contents"><text:user-field-get text:name="metainfo_author3_jobtitle"/></text:p>
                </table:table-cell>
              </table:table-row>
              <table:table-row>
                <table:table-cell office:value-type="string">
                  <text:p text:style-name="bordereau_5f_Para">Quality</text:p>
                </table:table-cell>
                <table:table-cell office:value-type="string">
                  <text:p text:style-name="Table_20_Contents"><text:user-field-get text:name="metainfo_author3_jobtitle_quality"/></text:p>
                </table:table-cell>
              </table:table-row>
              <table:table-row>
                <table:table-cell office:value-type="string">
                  <text:p text:style-name="bordereau_5f_Para">Corporation</text:p>
                </table:table-cell>
                <table:table-cell office:value-type="string">
                  <text:p text:style-name="Table_20_Contents"><text:user-field-get text:name="metainfo_author3_orgname"/></text:p>
                </table:table-cell>
              </table:table-row>
              <table:table-row>
                <table:table-cell office:value-type="string">
                  <text:p text:style-name="bordereau_5f_Para">Corporation acronym</text:p>
                </table:table-cell>
                <table:table-cell office:value-type="string">
                  <text:p text:style-name="Table_20_Contents"><text:user-field-get text:name="metainfo_author3_orgname_acronym"/></text:p>
                </table:table-cell>
              </table:table-row>
              <table:table-row>
                <table:table-cell office:value-type="string">
                  <text:p text:style-name="bordereau_5f_Para">Corporation division</text:p>
                </table:table-cell>
                <table:table-cell office:value-type="string">
                  <text:p text:style-name="Table_20_Contents"><text:user-field-get text:name="metainfo_author3_orgdiv"/></text:p>
                </table:table-cell>
              </table:table-row>
              <table:table-row>
                <table:table-cell office:value-type="string">
                  <text:p text:style-name="bordereau_5f_Para">Address</text:p>
                </table:table-cell>
                <table:table-cell office:value-type="string">
                  <text:p text:style-name="Table_20_Contents"><text:user-field-get text:name="metainfo_author3_address"/></text:p>
                </table:table-cell>
              </table:table-row>
            </table:table>
            <text:p text:style-name="P12"/>
          </text:section>
          <text:p text:style-name="P12"/>
          <text:p text:style-name="P11"/>
        </text:section>
        <text:section text:style-name="Sect1" text:name="bordereau_orgauteur">
          <text:p text:style-name="P13">Corporate Authors <text:s/></text:p>
          <text:section text:style-name="Sect1" text:name="bordereau_orgauteur_1">
            <text:p text:style-name="P9">Corporate Autho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Corporation name</text:p>
                </table:table-cell>
                <table:table-cell table:style-name="organisme_5f_auteur_5f_1.A1" office:value-type="string">
                  <text:p text:style-name="bordereau_5f_Para"><text:user-field-get text:name="metainfo_corpauthor1_orgname">INRIA</text:user-field-get></text:p>
                </table:table-cell>
              </table:table-row>
              <table:table-row>
                <table:table-cell table:style-name="organisme_5f_auteur_5f_1.A2" office:value-type="string">
                  <text:p text:style-name="bordereau_5f_Para">Corporation acronym</text:p>
                </table:table-cell>
                <table:table-cell table:style-name="organisme_5f_auteur_5f_1.A2" office:value-type="string">
                  <text:p text:style-name="bordereau_5f_Para"><text:user-field-get text:name="metainfo_corpauthor1_orgname_acronym"/></text:p>
                </table:table-cell>
              </table:table-row>
              <table:table-row>
                <table:table-cell table:style-name="organisme_5f_auteur_5f_1.A2" office:value-type="string">
                  <text:p text:style-name="bordereau_5f_Para">Corporation division</text:p>
                </table:table-cell>
                <table:table-cell table:style-name="organisme_5f_auteur_5f_1.A2" office:value-type="string">
                  <text:p text:style-name="bordereau_5f_Para"><text:user-field-get text:name="metainfo_corpauthor1_orgdiv">Triskell</text:user-field-get></text:p>
                </table:table-cell>
              </table:table-row>
              <table:table-row>
                <table:table-cell table:style-name="organisme_5f_auteur_5f_1.A2" office:value-type="string">
                  <text:p text:style-name="bordereau_5f_Para">Address</text:p>
                </table:table-cell>
                <table:table-cell table:style-name="organisme_5f_auteur_5f_1.A2" office:value-type="string">
                  <text:p text:style-name="bordereau_5f_Para"><text:user-field-get text:name="metainfo_corpauthor1_address"/></text:p>
                </table:table-cell>
              </table:table-row>
              <table:table-row>
                <table:table-cell table:style-name="organisme_5f_auteur_5f_1.A2" office:value-type="string">
                  <text:p text:style-name="bordereau_5f_Para">Post office box</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ZIP code</text:p>
                </table:table-cell>
                <table:table-cell table:style-name="organisme_5f_auteur_5f_1.A2" office:value-type="string">
                  <text:p text:style-name="bordereau_5f_Para"><text:user-field-get text:name="metainfo_corpauthor1_postcode"/></text:p>
                </table:table-cell>
              </table:table-row>
              <table:table-row>
                <table:table-cell table:style-name="organisme_5f_auteur_5f_1.A2" office:value-type="string">
                  <text:p text:style-name="bordereau_5f_Para">City</text:p>
                </table:table-cell>
                <table:table-cell table:style-name="organisme_5f_auteur_5f_1.A2" office:value-type="string">
                  <text:p text:style-name="bordereau_5f_Para"><text:user-field-get text:name="metainfo_corpauthor1_city"/></text:p>
                </table:table-cell>
              </table:table-row>
              <table:table-row>
                <table:table-cell table:style-name="organisme_5f_auteur_5f_1.A2" office:value-type="string">
                  <text:p text:style-name="bordereau_5f_Para">State</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Telephon</text:p>
                </table:table-cell>
                <table:table-cell table:style-name="organisme_5f_auteur_5f_1.A2" office:value-type="string">
                  <text:p text:style-name="bordereau_5f_Para"><text:user-field-get text:name="metainfo_corpauthor1_phone"/></text:p>
                </table:table-cell>
              </table:table-row>
              <table:table-row>
                <table:table-cell table:style-name="organisme_5f_auteur_5f_1.A2" office:value-type="string">
                  <text:p text:style-name="bordereau_5f_Para">Fax</text:p>
                </table:table-cell>
                <table:table-cell table:style-name="organisme_5f_auteur_5f_1.A2" office:value-type="string">
                  <text:p text:style-name="bordereau_5f_Para"><text:user-field-get text:name="metainfo_corpauthor1_fax"/></text:p>
                </table:table-cell>
              </table:table-row>
              <table:table-row>
                <table:table-cell table:style-name="organisme_5f_auteur_5f_1.A2" office:value-type="string">
                  <text:p text:style-name="bordereau_5f_Para">E-mail</text:p>
                </table:table-cell>
                <table:table-cell table:style-name="organisme_5f_auteur_5f_1.A2" office:value-type="string">
                  <text:p text:style-name="bordereau_5f_Para"><text:user-field-get text:name="metainfo_corpauthor1_email"/></text:p>
                </table:table-cell>
              </table:table-row>
              <table:table-row>
                <table:table-cell table:style-name="organisme_5f_auteur_5f_1.A2" office:value-type="string">
                  <text:p text:style-name="bordereau_5f_Para">Web site</text:p>
                </table:table-cell>
                <table:table-cell table:style-name="organisme_5f_auteur_5f_1.A2" office:value-type="string">
                  <text:p text:style-name="bordereau_5f_Para"><text:user-field-get text:name="metainfo_corpauthor1_ulink">http://www.inria.fr</text:user-field-get></text:p>
                </table:table-cell>
              </table:table-row>
            </table:table>
          </text:section>
          <text:p text:style-name="P14"/>
        </text:section>
        <text:section text:style-name="Sect1" text:name="bordereau_orgcommanditaire">
          <text:p text:style-name="Bordereau_5f_titre">Contract Sponsors</text:p>
          <text:section text:style-name="Sect1" text:name="bordereau_orgcommanditaire_1">
            <text:p text:style-name="P9">Contract sponsor N°1</text:p>
            <table:table table:name="organisme_commanditaire_1" table:style-name="organisme_5f_commanditaire_5f_1">
              <table:table-column table:style-name="organisme_5f_commanditaire_5f_1.A"/>
              <table:table-column table:style-name="organisme_5f_commanditaire_5f_1.B"/>
              <table:table-row>
                <table:table-cell table:style-name="organisme_5f_commanditaire_5f_1.A1" office:value-type="string">
                  <text:p text:style-name="bordereau_5f_Para">Corporation name</text:p>
                </table:table-cell>
                <table:table-cell table:style-name="organisme_5f_commanditaire_5f_1.A1" office:value-type="string">
                  <text:p text:style-name="bordereau_5f_Para"><text:user-field-get text:name="metainfo_contractsponsor1_orgname"/></text:p>
                </table:table-cell>
              </table:table-row>
              <table:table-row>
                <table:table-cell table:style-name="organisme_5f_commanditaire_5f_1.A2" office:value-type="string">
                  <text:p text:style-name="bordereau_5f_Para">Corporation acronym</text:p>
                </table:table-cell>
                <table:table-cell table:style-name="organisme_5f_commanditaire_5f_1.A2" office:value-type="string">
                  <text:p text:style-name="bordereau_5f_Para"><text:user-field-get text:name="metainfo_contractsponsor1_orgname_acronym"/></text:p>
                </table:table-cell>
              </table:table-row>
              <table:table-row>
                <table:table-cell table:style-name="organisme_5f_commanditaire_5f_1.A2" office:value-type="string">
                  <text:p text:style-name="bordereau_5f_Para">Corporation division</text:p>
                </table:table-cell>
                <table:table-cell table:style-name="organisme_5f_commanditaire_5f_1.A2" office:value-type="string">
                  <text:p text:style-name="bordereau_5f_Para"><text:user-field-get text:name="metainfo_contractsponsor1_orgdiv"/></text:p>
                </table:table-cell>
              </table:table-row>
              <table:table-row>
                <table:table-cell table:style-name="organisme_5f_commanditaire_5f_1.A2" office:value-type="string">
                  <text:p text:style-name="bordereau_5f_Para">Address</text:p>
                </table:table-cell>
                <table:table-cell table:style-name="organisme_5f_commanditaire_5f_1.A2" office:value-type="string">
                  <text:p text:style-name="bordereau_5f_Para"><text:user-field-get text:name="metainfo_contractsponsor1_address"/></text:p>
                </table:table-cell>
              </table:table-row>
              <table:table-row>
                <table:table-cell table:style-name="organisme_5f_commanditaire_5f_1.A2" office:value-type="string">
                  <text:p text:style-name="bordereau_5f_Para">Post office box</text:p>
                </table:table-cell>
                <table:table-cell table:style-name="organisme_5f_commanditaire_5f_1.A2" office:value-type="string">
                  <text:p text:style-name="bordereau_5f_Para"><text:user-field-get text:name="metainfo_contractsponsor1_pob"/></text:p>
                </table:table-cell>
              </table:table-row>
              <table:table-row>
                <table:table-cell table:style-name="organisme_5f_commanditaire_5f_1.A2" office:value-type="string">
                  <text:p text:style-name="bordereau_5f_Para">ZIP code</text:p>
                </table:table-cell>
                <table:table-cell table:style-name="organisme_5f_commanditaire_5f_1.A2" office:value-type="string">
                  <text:p text:style-name="bordereau_5f_Para"><text:user-field-get text:name="metainfo_contractsponsor1_postcode"/></text:p>
                </table:table-cell>
              </table:table-row>
              <table:table-row>
                <table:table-cell table:style-name="organisme_5f_commanditaire_5f_1.A2" office:value-type="string">
                  <text:p text:style-name="bordereau_5f_Para">City</text:p>
                </table:table-cell>
                <table:table-cell table:style-name="organisme_5f_commanditaire_5f_1.A2" office:value-type="string">
                  <text:p text:style-name="bordereau_5f_Para"><text:user-field-get text:name="metainfo_contractsponsor1_city"/></text:p>
                </table:table-cell>
              </table:table-row>
              <table:table-row>
                <table:table-cell table:style-name="organisme_5f_commanditaire_5f_1.A2" office:value-type="string">
                  <text:p text:style-name="bordereau_5f_Para">State</text:p>
                </table:table-cell>
                <table:table-cell table:style-name="organisme_5f_commanditaire_5f_1.A2" office:value-type="string">
                  <text:p text:style-name="bordereau_5f_Para"><text:user-field-get text:name="metainfo_contractsponsor1_state"/></text:p>
                </table:table-cell>
              </table:table-row>
              <table:table-row>
                <table:table-cell table:style-name="organisme_5f_commanditaire_5f_1.A2" office:value-type="string">
                  <text:p text:style-name="bordereau_5f_Para">Telephon</text:p>
                </table:table-cell>
                <table:table-cell table:style-name="organisme_5f_commanditaire_5f_1.A2" office:value-type="string">
                  <text:p text:style-name="bordereau_5f_Para"><text:user-field-get text:name="metainfo_contractsponsor1_phone"/></text:p>
                </table:table-cell>
              </table:table-row>
              <table:table-row>
                <table:table-cell table:style-name="organisme_5f_commanditaire_5f_1.A2" office:value-type="string">
                  <text:p text:style-name="bordereau_5f_Para">Fax</text:p>
                </table:table-cell>
                <table:table-cell table:style-name="organisme_5f_commanditaire_5f_1.A2" office:value-type="string">
                  <text:p text:style-name="bordereau_5f_Para"><text:user-field-get text:name="metainfo_contractsponsor1_fax"/></text:p>
                </table:table-cell>
              </table:table-row>
              <table:table-row>
                <table:table-cell table:style-name="organisme_5f_commanditaire_5f_1.A2" office:value-type="string">
                  <text:p text:style-name="bordereau_5f_Para">E-mail</text:p>
                </table:table-cell>
                <table:table-cell table:style-name="organisme_5f_commanditaire_5f_1.A2" office:value-type="string">
                  <text:p text:style-name="bordereau_5f_Para"><text:user-field-get text:name="metainfo_contractsponsor1_email"/></text:p>
                </table:table-cell>
              </table:table-row>
              <table:table-row>
                <table:table-cell table:style-name="organisme_5f_commanditaire_5f_1.A2" office:value-type="string">
                  <text:p text:style-name="bordereau_5f_Para">Web site</text:p>
                </table:table-cell>
                <table:table-cell table:style-name="organisme_5f_commanditaire_5f_1.A2" office:value-type="string">
                  <text:p text:style-name="bordereau_5f_Para"><text:user-field-get text:name="metainfo_contractsponsor1_ulink"/></text:p>
                </table:table-cell>
              </table:table-row>
            </table:table>
            <text:p text:style-name="P15"/>
            <text:p text:style-name="P15"/>
            <text:p text:style-name="P15"/>
            <text:section text:style-name="Sect1" text:name="bordereau_orgcommanditaire_2">
              <text:p text:style-name="P16">Organisme Commanditaire N°2</text:p>
              <table:table table:name="organisme_commanditaire_2" table:style-name="organisme_5f_commanditaire_5f_2">
                <table:table-column table:style-name="organisme_5f_commanditaire_5f_2.A"/>
                <table:table-column table:style-name="organisme_5f_commanditaire_5f_2.B"/>
                <table:table-row>
                  <table:table-cell table:style-name="organisme_5f_commanditaire_5f_2.A1" office:value-type="string">
                    <text:p text:style-name="bordereau_5f_Para">Corporation name</text:p>
                  </table:table-cell>
                  <table:table-cell table:style-name="organisme_5f_commanditaire_5f_2.A1" office:value-type="string">
                    <text:p text:style-name="bordereau_5f_Para"><text:user-field-get text:name="metainfo_contractsponsor2_orgname"/></text:p>
                  </table:table-cell>
                </table:table-row>
                <table:table-row>
                  <table:table-cell table:style-name="organisme_5f_commanditaire_5f_2.A1" office:value-type="string">
                    <text:p text:style-name="Table_20_Contents">Corporation acronym</text:p>
                  </table:table-cell>
                  <table:table-cell table:style-name="organisme_5f_commanditaire_5f_2.A1" office:value-type="string">
                    <text:p text:style-name="Table_20_Contents"><text:user-field-get text:name="metainfo_contractsponsor2_orgname_acronym"/></text:p>
                  </table:table-cell>
                </table:table-row>
                <table:table-row>
                  <table:table-cell table:style-name="organisme_5f_commanditaire_5f_2.A1" office:value-type="string">
                    <text:p text:style-name="Table_20_Contents">Corporation division</text:p>
                  </table:table-cell>
                  <table:table-cell table:style-name="organisme_5f_commanditaire_5f_2.A1" office:value-type="string">
                    <text:p text:style-name="Table_20_Contents"><text:user-field-get text:name="metainfo_contractsponsor2_orgdiv"/></text:p>
                  </table:table-cell>
                </table:table-row>
                <table:table-row>
                  <table:table-cell table:style-name="organisme_5f_commanditaire_5f_2.A1" office:value-type="string">
                    <text:p text:style-name="Table_20_Contents">Address</text:p>
                  </table:table-cell>
                  <table:table-cell table:style-name="organisme_5f_commanditaire_5f_2.A1" office:value-type="string">
                    <text:p text:style-name="Table_20_Contents"><text:user-field-get text:name="metainfo_contractsponsor2_address"/></text:p>
                  </table:table-cell>
                </table:table-row>
                <table:table-row>
                  <table:table-cell table:style-name="organisme_5f_commanditaire_5f_2.A1" office:value-type="string">
                    <text:p text:style-name="Table_20_Contents">Post office box</text:p>
                  </table:table-cell>
                  <table:table-cell table:style-name="organisme_5f_commanditaire_5f_2.A1" office:value-type="string">
                    <text:p text:style-name="Table_20_Contents"><text:user-field-get text:name="metainfo_contractsponsor2_pob"/></text:p>
                  </table:table-cell>
                </table:table-row>
                <table:table-row>
                  <table:table-cell table:style-name="organisme_5f_commanditaire_5f_2.A1" office:value-type="string">
                    <text:p text:style-name="Table_20_Contents">ZIP code</text:p>
                  </table:table-cell>
                  <table:table-cell table:style-name="organisme_5f_commanditaire_5f_2.A1" office:value-type="string">
                    <text:p text:style-name="Table_20_Contents"><text:user-field-get text:name="metainfo_contractsponsor2_postcode"/></text:p>
                  </table:table-cell>
                </table:table-row>
                <table:table-row>
                  <table:table-cell table:style-name="organisme_5f_commanditaire_5f_2.A1" office:value-type="string">
                    <text:p text:style-name="Table_20_Contents">City</text:p>
                  </table:table-cell>
                  <table:table-cell table:style-name="organisme_5f_commanditaire_5f_2.A1" office:value-type="string">
                    <text:p text:style-name="Table_20_Contents"><text:user-field-get text:name="metainfo_contractsponsor2_city"/></text:p>
                  </table:table-cell>
                </table:table-row>
                <table:table-row>
                  <table:table-cell table:style-name="organisme_5f_commanditaire_5f_2.A1" office:value-type="string">
                    <text:p text:style-name="Table_20_Contents">State</text:p>
                  </table:table-cell>
                  <table:table-cell table:style-name="organisme_5f_commanditaire_5f_2.A1" office:value-type="string">
                    <text:p text:style-name="Table_20_Contents"><text:user-field-get text:name="metainfo_contractsponsor2_state"/></text:p>
                  </table:table-cell>
                </table:table-row>
                <table:table-row>
                  <table:table-cell table:style-name="organisme_5f_commanditaire_5f_2.A1" office:value-type="string">
                    <text:p text:style-name="Table_20_Contents">Telephon</text:p>
                  </table:table-cell>
                  <table:table-cell table:style-name="organisme_5f_commanditaire_5f_2.A1" office:value-type="string">
                    <text:p text:style-name="Table_20_Contents"><text:user-field-get text:name="metainfo_contractsponsor2_phone"/></text:p>
                  </table:table-cell>
                </table:table-row>
                <table:table-row>
                  <table:table-cell table:style-name="organisme_5f_commanditaire_5f_2.A1" office:value-type="string">
                    <text:p text:style-name="Table_20_Contents">Fax</text:p>
                  </table:table-cell>
                  <table:table-cell table:style-name="organisme_5f_commanditaire_5f_2.A1" office:value-type="string">
                    <text:p text:style-name="Table_20_Contents"><text:user-field-get text:name="metainfo_contractsponsor2_fax"/></text:p>
                  </table:table-cell>
                </table:table-row>
                <table:table-row>
                  <table:table-cell table:style-name="organisme_5f_commanditaire_5f_2.A1" office:value-type="string">
                    <text:p text:style-name="Table_20_Contents">E-mail</text:p>
                  </table:table-cell>
                  <table:table-cell table:style-name="organisme_5f_commanditaire_5f_2.A1" office:value-type="string">
                    <text:p text:style-name="Table_20_Contents"><text:user-field-get text:name="metainfo_contractsponsor2_email"/></text:p>
                  </table:table-cell>
                </table:table-row>
                <table:table-row>
                  <table:table-cell table:style-name="organisme_5f_commanditaire_5f_2.A1" office:value-type="string">
                    <text:p text:style-name="Table_20_Contents">Web site</text:p>
                  </table:table-cell>
                  <table:table-cell table:style-name="organisme_5f_commanditaire_5f_2.A1" office:value-type="string">
                    <text:p text:style-name="Table_20_Contents"><text:user-field-get text:name="metainfo_contractsponsor2_ulink"/></text:p>
                  </table:table-cell>
                </table:table-row>
              </table:table>
              <text:p text:style-name="P15"/>
            </text:section>
            <text:p text:style-name="P17"/>
          </text:section>
        </text:section>
        <text:p text:style-name="P13">Abstract</text:p>
        <text:section text:style-name="Sect1" text:name="bordereau_abstract">
          <text:p text:style-name="bordereau_5f_Para"><text:user-field-get text:name="metainfo_abstract">This document presents some basic demonstrations about various aspects of the KerMeta Umlaut tools. It intends to be a introduction for anybody who want to use Umlaut.</text:user-field-get></text:p>
        </text:section>
        <text:p text:style-name="P9"/>
      </text:section>
      <text:section text:style-name="Sect1" text:name="avant-propos" text:display="none">
        <text:p text:style-name="P18"/>
      </text:section>
      <text:section text:style-name="Sect1" text:name="preface">
        <text:p text:style-name="P18">Preface</text:p>
        <text:p text:style-name="Standard"/>
        <text:p text:style-name="Standard"><text:span text:style-name="T1">Kermeta is a language dedicated to build executable meta-models as MOF is defined to build meta-data models. Some Kermeta tools are dedicated to specific model manipulations, like the Umlaut tool. So the aim of this short document is to present the use of this Umlaut. Umlaut has been design to process executable UML2</text:span><text:span text:style-name="Strong_20_Emphasis"><text:span text:style-name="T1"> models</text:span></text:span><text:span text:style-name="T1"> (implying state charts, static diagrams &amp; instances diagrams) for test purposes. It authorizes interactive simulation of the machine and automatic generation of test code.</text:span></text:p>
        <text:p text:style-name="Important"><text:span text:style-name="T1">Kermeta and its tools are evolving software and d</text:span><text:span text:style-name="Strong_20_Emphasis"><text:span text:style-name="T1">espite that we put a lot of attention to this document, it may contain errors (more likely in the code samples). If you find any error or have some information that <text:s/>improves this document, please send it to us using the bugtracker in the forge: </text:span></text:span><text:a xlink:type="simple" xlink:href="http://gforge.inria.fr/tracker/?group_id=32"><text:span text:style-name="Strong_20_Emphasis"><text:span text:style-name="Strong_20_Emphasis"><text:span text:style-name="T2">http://gforge.inria.fr/tracker/?group_id=32</text:span></text:span></text:span></text:a><text:span text:style-name="Strong_20_Emphasis"><text:span text:style-name="Strong_20_Emphasis"><text:span text:style-name="Strong_20_Emphasis"> </text:span></text:span></text:span><text:span text:style-name="T3">Last check: v0.1.0</text:span></text:p>
        <text:p text:style-name="Tip">The most uptodate version of this document is available online from <text:a xlink:type="simple" xlink:href="http://www.kermeta.org/">http://www.kermeta.org</text:a> .</text:p>
        <text:p text:style-name="P19"/>
      </text:section>
      <text:section text:style-name="Sect1" text:name="sommaire">
        <text:p text:style-name="P20">Table of contents</text:p>
        <text:p text:style-name="Text_20_body"/>
        <text:table-of-content text:style-name="Sect1" text:protected="true" text:name="Table des matière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Bordereau"/>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of contents</text:p>
            </text:index-title>
            <text:p text:style-name="P21">Metadata<text:tab/>2</text:p>
            <text:p text:style-name="P21">Preface<text:tab/>7</text:p>
            <text:p text:style-name="P21">Table of contents<text:tab/>8</text:p>
            <text:p text:style-name="P21">1 Introduction to UMLAUT tool<text:tab/>9</text:p>
            <text:p text:style-name="P22">1.1 Presentation<text:tab/>9</text:p>
            <text:p text:style-name="P21">2 UMLAUT Valooder tool<text:tab/>9</text:p>
            <text:p text:style-name="P22">2.1 A explicit example<text:tab/>9</text:p>
            <text:p text:style-name="P23">2.1.1 Classes diagram<text:tab/>10</text:p>
            <text:p text:style-name="P23">2.1.2 Use Case diagram<text:tab/>10</text:p>
            <text:p text:style-name="P23">2.1.3 State charts diagrams<text:tab/>10</text:p>
            <text:p text:style-name="P23">2.1.4 Instances diagram of initial system<text:tab/>11</text:p>
            <text:p text:style-name="P23">2.1.5 Transitions constraints<text:tab/>11</text:p>
            <text:p text:style-name="P23">2.1.6 Blackbox view<text:tab/>12</text:p>
            <text:p text:style-name="P22">2.2 A model of this example<text:tab/>12</text:p>
            <text:p text:style-name="P23">2.2.1 PIM model<text:tab/>12</text:p>
            <text:p text:style-name="P23">2.2.2 XMI version of the model<text:tab/>13</text:p>
            <text:p text:style-name="P22">2.3 Reified model by hands<text:tab/>15</text:p>
            <text:p text:style-name="P23">2.3.1 Classes corresponding to reified Light Class elements<text:tab/>15</text:p>
            <text:p text:style-name="P23">2.3.2 Classes corresponding to reified Switch Class elements<text:tab/>16</text:p>
            <text:p text:style-name="P23">2.3.3 Classes corresponding to reified Inhabitant Class elements<text:tab/>17</text:p>
            <text:p text:style-name="P21">Appendices<text:tab/>19</text:p>
          </text:index-body>
        </text:table-of-content>
        <text:p text:style-name="Text_20_body"/>
        <text:p text:style-name="Text_20_body"/>
      </text:section>
      <text:section text:style-name="Sect1" text:name="introduction" text:display="none">
        <text:p text:style-name="P18"/>
      </text:section>
      <text:h text:style-name="P24" text:outline-level="1">Introduction to UMLAUT tool</text:h>
      <text:p text:style-name="Text_20_body"/>
      <text:h text:style-name="Heading_20_2" text:outline-level="2">Presentation</text:h>
      <text:p text:style-name="Text_20_body">UMLAUT (<text:span text:style-name="T4">UML</text:span> <text:span text:style-name="T4">A</text:span>ll p<text:span text:style-name="T4">U</text:span>rpose <text:span text:style-name="T4">T</text:span>ransformer) was first a test-purposed tool designed independently by the Triskell research team, with a UML 1.3 embedded version. As its using and maintenance were difficult and the UML change to the 2.0 version, Triskell team decided to rewrite its main features upon the Kermeta environment. Kermeta is a metamodeling language which allows describing both the structure and the behavior of models. It has been designed to be fully compliant with the OMG EMOF metamodel (part of the MOF 2.0 specification) and provides an action language for specifying the behavior of models. As UML2 metamodel exist and can be processed by Kermeta (under an ecore form), UMLAUT can be focused on UML processing tasks. Written in Kermeta (which is itself available as a Eclipse plug-in), this tool is available on all Java platforms, solving maintenance and usability problems of the first version.</text:p>
      <text:p text:style-name="Text_20_body">Kermeta is intended to be used as the core language of a metamodel oriented platform (a Metamodel Designing Kit). It has been designed to be a common basis to implement Metadata languages, action languages, constraint languages or transformation language.</text:p>
      <text:p text:style-name="Text_20_body">This document presents some obvious cases of use of the Umlaut tools, for demonstrate its goals and introduce its common use.</text:p>
      <text:h text:style-name="Heading_20_1" text:outline-level="1">UMLAUT Valooder tool</text:h>
      <text:p text:style-name="Text_20_body">Valooder is one of those possible uses, dedicated to models testing. Its goals are to offer general ways to simulate and test the behavior of the future system, and generate the tests suite which will be ran on the implementation of this system.</text:p>
      <text:p text:style-name="Text_20_body">In a nutshell, Valooder [<text:span text:style-name="T5">will</text:span>] offers :</text:p>
      <text:list text:style-name="L2">
        <text:list-item>
          <text:list>
            <text:list-item>
              <text:p text:style-name="P25">a interactive state machines simulator (Kermeta executable model)</text:p>
            </text:list-item>
            <text:list-item>
              <text:p text:style-name="P25">a code generator (Kermeta to Eiffel/Java)</text:p>
            </text:list-item>
            <text:list-item>
              <text:p text:style-name="P25">a I/O LTS compatibility, which give a way for plug the machine into the CADP tests suite (Eiffel to C to CADP)</text:p>
            </text:list-item>
            <text:list-item>
              <text:p text:style-name="P25">a model checker (with CADP)</text:p>
            </text:list-item>
          </text:list>
        </text:list-item>
      </text:list>
      <text:p text:style-name="Text_20_body">For simulation or validation of the designed system, UMLAUT needs some informations about it, presented as UML2 models :</text:p>
      <text:list text:style-name="L3">
        <text:list-item>
          <text:p text:style-name="P26">a Class diagram to describe involved elements and their relations</text:p>
        </text:list-item>
        <text:list-item>
          <text:p text:style-name="P26">a States Chart diagram for each element of the system we want to study the behavior (one states chart by static class, including the external actor)</text:p>
        </text:list-item>
        <text:list-item>
          <text:p text:style-name="P26">a Use Case to present and identify the external actor(s) who manipulate the system and induct a behavioral response from the system</text:p>
        </text:list-item>
      </text:list>
      <text:p text:style-name="Text_20_body">All these diagrams must be embedded in an UML2 model, which can also contains some graphical representations of those diagrams.</text:p>
      <text:list text:style-name="L2">
        <text:list-item>
          <text:list>
            <text:list-item>
              <text:p text:style-name="P27">an Instances diagram for each initial state of the system to be tested or simulated, describing what instances are involved and their initial values.</text:p>
            </text:list-item>
          </text:list>
        </text:list-item>
      </text:list>
      <text:h text:style-name="Heading_20_2" text:outline-level="2">A explicit <text:bookmark-start text:name="section_first_program"/>e<text:bookmark-end text:name="section_first_program"/>xample</text:h>
      <text:p text:style-name="Text_20_body">Valooder is dedicated to process models expressing behavior through state machines so we begin with a simple example about a electrical 3-way switch.</text:p>
      <text:p text:style-name="Text_20_body">Everybody knows the home case of a light operated by two switches : one change of any of these switches' position changes the state of the light. Its an easy mean to get enlighten a stairwell or a long hall from each of its extremities. The inhabitants can switch On the light when they enter the room or the hall from one of its parts and to switch Off when they exit by any other part of this place.</text:p>
      <text:p text:style-name="Text_20_body">For our demo purpose, the system can be described as 2 switches (each with 2 states : “up” &amp; “down”), 1 light (with 2 states : “On” &amp; “Off”), and 1 inhabitant which will operate the switches.</text:p>
      <text:h text:style-name="Heading_20_3" text:outline-level="3">PIM model</text:h>
      <text:p text:style-name="Text_20_body">As blackbox validation of implementations is one of the VALOODER goals (through bi-simulation and test generator), we must write the class diagram and the instances diagram as a Plateform Independent Model, because a 3-Way Switch could be implemented by different hardwares (hard wires, but also wireless, radio commands, solar cells accumulator...). PIM version of diagrams would be like the next diagram.</text:p>
      <text:h text:style-name="Heading_20_3" text:outline-level="3">Classes diagram</text:h>
      <text:p text:style-name="Text_20_body"><draw:frame draw:style-name="fr1" draw:name="Image1" text:anchor-type="paragraph" svg:width="12cm" svg:height="7.05cm" draw:z-index="6"><draw:image xlink:href="../Umlaut-Demos_figures/Poseidon_Three-way_Switch_staticdiagram.png" xlink:type="simple" xlink:show="embed" xlink:actuate="onLoad" draw:filter-name="&lt;Tous les formats&gt;"/></draw:frame>Actors must be referenced on this diagram, as the simulator need to know where they act the system. Here, the external actor is an Inhabitant which manipulate the switches and can switch up and down instances of Switch Class.</text:p>
      <text:h text:style-name="Heading_20_3" text:outline-level="3">Use Case diagram</text:h>
      <text:p text:style-name="P28"><draw:frame draw:style-name="fr2" draw:name="Cadre3" text:anchor-type="paragraph" svg:y="0.295cm" svg:width="8.454cm" draw:z-index="0"><draw:text-box fo:min-height="5.034cm"><text:p text:style-name="P29"><draw:frame draw:style-name="fr3" draw:name="Image2" text:anchor-type="paragraph" svg:x="0cm" svg:y="0cm" svg:width="12cm" style:rel-width="100%" svg:height="7.564cm" style:rel-height="scale" draw:z-index="1"><draw:image xlink:href="../Umlaut-Demos_figures/ThreeWaySwitch_UseCasesDiagram.jpg" xlink:type="simple" xlink:show="embed" xlink:actuate="onLoad"/></draw:frame>Illustration <text:sequence text:ref-name="refIllustration1" text:name="Illustration" text:formula="ooow:Illustration+1" style:num-format="1">1</text:sequence>: 3-way switch - Use Cases</text:p></draw:text-box></draw:frame></text:p>
      <text:p text:style-name="P28">This diagram is needed because of the Actor(s) it defines. The Actor(s) will activate classes of the Class diagram. Valooder simulator presents the system to the user as he would be the Actor and demand him to choice between possible transitions at each step of the simulation.</text:p>
      <text:h text:style-name="Heading_20_3" text:outline-level="3">State charts diagrams</text:h>
      <text:p text:style-name="Text_20_body"><text:bookmark-start text:name="DDE_LINK1"/><text:span text:style-name="T4">Light class states machine</text:span> :</text:p>
      <text:p text:style-name="Text_20_body"><draw:frame draw:style-name="fr4" draw:name="Image3" text:anchor-type="paragraph" svg:y="0.101cm" svg:width="12cm" svg:height="5.54cm" draw:z-index="3"><draw:image xlink:href="../Umlaut-Demos_figures/Poseidon_Light_statemachine.png" xlink:type="simple" xlink:show="embed" xlink:actuate="onLoad" draw:filter-name="&lt;Tous les formats&gt;"/></draw:frame><text:bookmark-end text:name="DDE_LINK1"/><text:span text:style-name="T4">Switch class states machine</text:span> :</text:p>
      <text:p text:style-name="Text_20_body"><draw:frame draw:style-name="fr4" draw:name="Image4" text:anchor-type="paragraph" svg:y="0.139cm" svg:width="12cm" svg:height="4.18cm" draw:z-index="4"><draw:image xlink:href="../Umlaut-Demos_figures/Poseidon_Switch_statemachine.png" xlink:type="simple" xlink:show="embed" xlink:actuate="onLoad" draw:filter-name="&lt;Tous les formats&gt;"/></draw:frame><text:span text:style-name="T4">Inhabitant class states machine</text:span> :</text:p>
      <text:p text:style-name="Text_20_body"><draw:frame draw:style-name="fr1" draw:name="Image12" text:anchor-type="paragraph" svg:width="8.029cm" svg:height="5.02cm" draw:z-index="5"><draw:image xlink:href="../Umlaut-Demos_figures/Poseidon_Inhabitant_statemachine.png" xlink:type="simple" xlink:show="embed" xlink:actuate="onLoad" draw:filter-name="&lt;Tous les formats&gt;"/></draw:frame>May be you notice that some couples state/action are not draft on those states charts, like the action <text:span text:style-name="T6">switchOff()</text:span> from the <text:span text:style-name="T6">Off</text:span> state of the Light. Those indeterminate cases are “semantic variation points”, where choices need to be done by the designer of the system in order to run it inside UMLAUT tools (simulator, test generator).</text:p>
      <text:h text:style-name="Heading_20_3" text:outline-level="3">Instances diagram of initial system</text:h>
      <text:p text:style-name="Text_20_body"><draw:frame draw:style-name="fr1" draw:name="Image5" text:anchor-type="paragraph" svg:width="12cm" svg:height="5.189cm" draw:z-index="7"><draw:image xlink:href="../Umlaut-Demos_figures/Objecteering_Three-way_Switch_instancesdiagram.png" xlink:type="simple" xlink:show="embed" xlink:actuate="onLoad" draw:filter-name="&lt;Tous les formats&gt;"/></draw:frame></text:p>
      <text:h text:style-name="Heading_20_3" text:outline-level="3">Transitions constraints</text:h>
      <text:p text:style-name="Text_20_body">UMLAUT needs to know the conditions which authorize each transition presented in the states charts. Despite UMLAUT is an UML2 environment, you must specify those conditions in Kermeta language, as the executable reified model will be generated in this language.</text:p>
      <text:p text:style-name="Text_20_body">The inexplicit cases would be presented to the designer as semantic variation points needing a choice by the UMLAUT user.</text:p>
      <text:h text:style-name="Heading_20_3" text:outline-level="3">Blackbox view</text:h>
      <text:p text:style-name="Text_20_body">For a user of the switches and light, the expected behavior of the system can be drawn with the next two predicate :</text:p>
      <text:list text:style-name="L4">
        <text:list-item>
          <text:p text:style-name="P30">if the light is <text:span text:style-name="T6">Off</text:span>, changing one switch position put the light <text:span text:style-name="T6">On </text:span>so inhabitants became lighted.</text:p>
        </text:list-item>
        <text:list-item>
          <text:p text:style-name="P30">if the light is <text:span text:style-name="T6">On</text:span>, changing one switch position put the light <text:span text:style-name="T6">Off</text:span> so inhabitants became unlighted.</text:p>
        </text:list-item>
      </text:list>
      <text:h text:style-name="Heading_20_2" text:outline-level="2">A model of this example</text:h>
      <text:p text:style-name="Text_20_body">The Kermeta environment is based on OMG standards. It can read and write any model in the OMG XMI format for UML2.</text:p>
      <text:p text:style-name="Text_20_body">For UML2, the file format is :</text:p>
      <text:p text:style-name="P31">uml:Model xmi:version="2.0" xmlns:xmi="http://www.omg.org/XMI" xmlns:uml="http://www.eclipse.org/uml2/1.0.0/UML"</text:p>
      <text:p text:style-name="Text_20_body">We used TopCased (plug-in for the Eclipse IDE) UML2 graphical editor to draw the static diagram, because it is the unique tool to save the models it produces in the right file format. As TopCased includes only static, instances and use cases diagrams for the moment (spring 2006), we wrote the model beginning with those graphs and manually complete it with state charts and links between them in the Eclipse Reflexive editor (“outline” window of TopCased).</text:p>
      <text:p text:style-name="Text_20_body">We used Poseidon UML2 editor (Community edition) for drawing other diagrams for this document (but this tool can't save its UML models in the right format).</text:p>
      <text:h text:style-name="Heading_20_3" text:outline-level="3">XMI version of the model</text:h>
      <text:p text:style-name="Text_20_body">You should note that UML2 modeling is quite sophisticate so recording some features is not close to evidence. Links between instances are intermediated by Slot elements, for example, and transitions are referenced in states through Activity objects. Those syntax depths are masked by graphic tools, but TopCased doesn't offer such a functionality for states charts from know.</text:p>
      <text:p text:style-name="P32">In the reflexive editor, the complete XMI model would seem like that :</text:p>
      <text:p text:style-name="Text_20_body"><draw:frame draw:style-name="fr4" draw:name="Image8" text:anchor-type="paragraph" svg:y="0.27cm" svg:width="17cm" svg:height="11.21cm" draw:z-index="2"><draw:image xlink:href="../Umlaut-Demos_figures/ThreeWaySwitch_XMI_Model.png" xlink:type="simple" xlink:show="embed" xlink:actuate="onLoad"/></draw:frame>Each transition has its “source” and “target” properties fixed to the correct state.</text:p>
      <text:p text:style-name="Text_20_body"/>
      <text:h text:style-name="P33" text:outline-level="2">Reified model by hands</text:h>
      <text:p text:style-name="Text_20_body">As Valooder tool builds only UML2 XMI reified models, we present the resulting model in graphical form, drawn by hand in TopCased UML2 modeler.</text:p>
      <text:p text:style-name="Text_20_body"><draw:frame draw:style-name="fr5" draw:name="Image6" text:anchor-type="paragraph" svg:width="16.999cm" svg:height="23.125cm" draw:z-index="8"><draw:image xlink:href="../Umlaut-Demos_figures/Reified_ThreeWaySwitch_model.jpg" xlink:type="simple" xlink:show="embed" xlink:actuate="onLoad" draw:filter-name="&lt;Tous les formats&gt;"/></draw:frame></text:p>
      <text:section text:style-name="Sect1" text:name="post-liminaires">
        <text:section text:style-name="Sect1" text:name="table_index" text:display="none">
          <text:p text:style-name="P34">Index Lexical</text:p>
          <text:alphabetical-index text:style-name="Sect1" text:protected="true" text:name="Index lexical1">
            <text:alphabetical-index-source text:ignore-case="true" text:combine-entries="false" text:combine-entries-with-pp="false" text:capitalize-entries="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left" style:position="0cm" style:leader-char=" "/>
                <text:index-entry-page-number/>
              </text:alphabetical-index-entry-template>
              <text:alphabetical-index-entry-template text:outline-level="2" text:style-name="Index_20_2">
                <text:index-entry-text/>
                <text:index-entry-tab-stop style:type="left" style:position="0cm" style:leader-char=" "/>
                <text:index-entry-page-number/>
              </text:alphabetical-index-entry-template>
              <text:alphabetical-index-entry-template text:outline-level="3" text:style-name="Index_20_3">
                <text:index-entry-text/>
                <text:index-entry-tab-stop style:type="left" style:position="0cm" style:leader-char=" "/>
                <text:index-entry-page-number/>
              </text:alphabetical-index-entry-template>
            </text:alphabetical-index-source>
            <text:index-body>
              <text:index-title text:style-name="Sect1" text:name="Index lexical1_Head">
                <text:p text:style-name="Index_20_Heading">Index lexical</text:p>
              </text:index-title>
            </text:index-body>
          </text:alphabetical-index>
          <text:p text:style-name="Text_20_body"/>
        </text:section>
        <text:section text:style-name="Sect1" text:name="table_illustration" text:display="none">
          <text:p text:style-name="P34">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index-body>
          </text:illustration-index>
          <text:p text:style-name="Text_20_body"/>
        </text:section>
        <text:section text:style-name="Sect1" text:name="glossaire" text:display="none">
          <text:p text:style-name="P35"/>
        </text:section>
        <text:section text:style-name="Sect1" text:name="bibliographie" text:display="none">
          <text:p text:style-name="P36">Bibliographie</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Bibliography_20_Heading">Bibliographie</text:p>
              </text:index-title>
            </text:index-body>
          </text:bibliography>
          <text:p text:style-name="Text_20_body"/>
        </text:section>
      </text:section>
      <text:section text:style-name="Sect1" text:name="annexes">
        <text:p text:style-name="P34">Appendices</text:p>
        <text:p text:style-name="Text_20_body"/>
        <text:p text:style-name="Text_20_body"><text:bookmark text:name="SwXTextPosition5086"/></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adornments="Normal"/>
    <style:font-face style:name="Tahoma1" svg:font-family="Tahoma"/>
    <style:font-face style:name="arial" svg:font-family="arial" style:font-adornments="Italique gras"/>
    <style:font-face style:name="Courier New2" svg:font-family="'Courier New'" style:font-family-generic="modern"/>
    <style:font-face style:name="Monospace" svg:font-family="Monospace" style:font-pitch="fixed"/>
    <style:font-face style:name="Courier New1" svg:font-family="'Courier New'" style:font-family-generic="modern" style:font-pitch="fixed"/>
    <style:font-face style:name="Courier New3" svg:font-family="'Courier New'" style:font-adornments="Italique"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2"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MS Mincho" svg:font-family="'MS Mincho'" style:font-pitch="variable"/>
    <style:font-face style:name="Nimbus Sans L" svg:font-family="'Nimbus Sans L'" style:font-adornments="Gra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itstream Vera Serif" fo:font-size="11pt"/>
    </style:style>
    <style:style style:name="Text_20_body" style:display-name="Text body" style:family="paragraph" style:parent-style-name="Standard" style:class="text">
      <style:paragraph-properties fo:margin-top="0cm" fo:margin-bottom="0.212cm" fo:text-align="justify" style:justify-single-word="false"/>
      <style:text-properties fo:language="en" fo:country="US"/>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language="en" fo:country="US" fo:font-weight="bold"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fo:padding="0.049cm" fo:border-left="none" fo:border-right="none" fo:border-top="none" fo:border-bottom="0.088cm solid #ff6633"/>
      <style:text-properties style:use-window-font-color="true"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start" style:justify-single-word="false"/>
      <style:text-properties style:use-window-font-color="tru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use-window-font-color="tru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start" style:justify-single-word="false"/>
      <style:text-properties style:use-window-font-color="true"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style:use-window-font-color="tru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style:use-window-font-color="true"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text-properties fo:hyphenate="false" fo:hyphenation-remain-char-count="2" fo:hyphenation-push-char-count="2"/>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Standard" style:class="html" style:master-page-name="">
      <style:paragraph-properties fo:margin-top="0.3cm" fo:margin-bottom="0.3cm" fo:line-height="120%" fo:background-color="#e6e6ff" fo:padding="0.199cm" fo:border="0.002cm solid #e6e6ff">
        <style:tab-stops/>
        <style:background-image/>
      </style:paragraph-properties>
      <style:text-properties style:font-name="Courier New" fo:font-size="11pt" fo:language="none"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fo:padding="0.049cm" fo:border-left="none" fo:border-right="none" fo:border-top="none" fo:border-bottom="0.088cm solid #ff6633"/>
      <style:text-properties fo:color="#ff6633" fo:font-size="18pt" fo:font-weight="bold"/>
    </style:style>
    <style:style style:name="Bordereau_5f_titre" style:display-name="Bordereau_titre" style:family="paragraph" style:parent-style-name="Bordereau" style:next-style-name="Text_20_body">
      <style:paragraph-properties fo:background-color="#fdb101" fo:padding="0.051cm" fo:border="0.002cm solid #000000">
        <style:background-image/>
      </style:paragraph-properties>
      <style:text-properties fo:font-weight="bold"/>
    </style:style>
    <style:style style:name="bordereau_5f_Para" style:display-name="bordereau_Para" style:family="paragraph" style:parent-style-name="Bordereau" style:master-page-name="">
      <style:paragraph-properties fo:line-height="100%"/>
      <style:text-properties fo:language="en" fo:country="US"/>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list-style-name="Numbering_20_1">
      <style:text-properties fo:font-size="12pt"/>
    </style:style>
    <style:style style:name="Annexe_20_Titre_20_5" style:display-name="Annexe Titre 5" style:family="paragraph" style:parent-style-name="Heading_20_5" style:next-style-name="Text_20_body" style:list-style-name="Numbering_20_1">
      <style:text-properties fo:font-size="12pt"/>
    </style:style>
    <style:style style:name="ProgramListing" style:family="paragraph" style:parent-style-name="Preformatted_20_Text" style:next-style-name="Table" style:master-page-name="">
      <style:paragraph-properties fo:margin-top="0cm" fo:margin-bottom="0cm" fo:line-height="100%" fo:text-align="start" style:justify-single-word="false"/>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Pubdate" style:family="paragraph" style:parent-style-name="Standard" style:next-style-name="Standard" style:class="text">
      <style:paragraph-properties fo:text-align="center" style:justify-single-word="false"/>
      <style:text-properties fo:font-style="italic"/>
    </style:style>
    <style:style style:name="Note" style:family="paragraph" style:parent-style-name="Standard" style:next-style-name="Standard" style:master-page-name="">
      <style:paragraph-properties fo:margin-left="2.032cm" fo:margin-right="0.508cm" fo:margin-top="0cm" fo:margin-bottom="0.254cm" fo:text-indent="0cm" style:auto-text-indent="false" fo:background-color="#ccccff" fo:padding="0.254cm" fo:border="0.002cm solid #808080">
        <style:background-image/>
      </style:paragraph-properties>
      <style:text-properties style:use-window-font-color="true" style:font-name="Arial" fo:font-size="10pt" fo:font-weight="bold"/>
    </style:style>
    <style:style style:name="Tip" style:family="paragraph" style:parent-style-name="Note">
      <style:paragraph-properties fo:background-color="#ffff99" fo:padding="0.254cm" fo:border="0.002cm solid #808080">
        <style:background-image/>
      </style:paragraph-properties>
    </style:style>
    <style:style style:name="Caution" style:family="paragraph" style:parent-style-name="Note">
      <style:paragraph-properties fo:background-color="#ff9966" fo:padding="0.254cm" fo:border="0.002cm solid #808080">
        <style:background-image/>
      </style:paragraph-properties>
      <style:text-properties fo:color="#000000" style:font-name="Nimbus Sans L"/>
    </style:style>
    <style:style style:name="Warning" style:family="paragraph" style:parent-style-name="Note">
      <style:paragraph-properties fo:background-color="#800000" fo:padding="0.254cm" fo:border="0.002cm solid #808080">
        <style:background-image/>
      </style:paragraph-properties>
      <style:text-properties fo:color="#ffff00" style:font-name="Nimbus Sans L"/>
    </style:style>
    <style:style style:name="Abstract_20_Title" style:display-name="Abstract Title" style:family="paragraph" style:parent-style-name="Standard" style:next-style-name="Abstract">
      <style:paragraph-properties fo:margin-left="3.048cm" fo:margin-right="3.048cm" fo:margin-top="1.693cm" fo:margin-bottom="0.423cm" fo:text-align="center" style:justify-single-word="false" fo:text-indent="0cm" style:auto-text-indent="false" fo:padding-left="0cm" fo:padding-right="0cm" fo:padding-top="0.106cm" fo:padding-bottom="0.106cm" fo:border-left="none" fo:border-right="none" fo:border-top="0.002cm solid #000080" fo:border-bottom="none"/>
      <style:text-properties fo:color="#000080" style:font-name="Arial1" fo:font-size="15.5pt" fo:font-weight="bold" style:letter-kerning="true" style:font-size-asian="15.5pt" style:font-weight-asian="bold"/>
    </style:style>
    <style:style style:name="Abstract" style:family="paragraph" style:parent-style-name="Standard">
      <style:paragraph-properties fo:margin-left="3.048cm" fo:margin-right="3.048cm" fo:text-align="justify" style:justify-single-word="false" fo:text-indent="0cm" style:auto-text-indent="false" fo:padding="0.051cm" fo:border-left="none" fo:border-right="none" fo:border-top="none" fo:border-bottom="0.002cm solid #000080"/>
      <style:text-properties fo:font-style="normal"/>
    </style:style>
    <style:style style:name="Important" style:family="paragraph" style:parent-style-name="Note">
      <style:paragraph-properties fo:background-color="#ccffff" fo:padding="0.254cm" fo:border="0.002cm solid #808080">
        <style:background-image/>
      </style:paragraph-properties>
      <style:text-properties fo:color="#000000"/>
    </style:style>
    <style:style style:name="packedNormal" style:family="paragraph" style:parent-style-name="Standard">
      <style:paragraph-properties fo:margin-top="0cm" fo:margin-bottom="0cm"/>
    </style:style>
    <style:style style:name="Remark" style:family="paragraph" style:parent-style-name="Note">
      <style:paragraph-properties fo:background-color="#ffffff" fo:padding="0.254cm" fo:border="0.002cm solid #c0c0c0">
        <style:background-image/>
      </style:paragraph-properties>
      <style:text-properties fo:color="#808080"/>
    </style:style>
    <style:style style:name="Figure" style:family="paragraph" style:parent-style-name="Caption" style:list-style-name="figure">
      <style:paragraph-properties fo:text-align="end" style:justify-single-word="false"/>
      <style:text-properties style:font-name="arial" fo:font-weight="bold"/>
    </style:style>
    <style:style style:name="Author" style:family="paragraph" style:parent-style-name="Standard" style:next-style-name="Address">
      <style:paragraph-properties fo:margin-left="1cm" fo:margin-right="0cm" fo:text-indent="0cm" style:auto-text-indent="false"/>
      <style:text-properties style:font-name="Nimbus Sans L" fo:font-weight="bold" style:font-weight-asian="bold"/>
    </style:style>
    <style:style style:name="Address" style:family="paragraph" style:parent-style-name="Standard"/>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WW8Num7z0" style:family="text">
      <style:text-properties style:font-name="Symbol"/>
    </style:style>
    <style:style style:name="WW8Num7z1" style:family="text">
      <style:text-properties style:font-name="Courier New2" style:font-name-complex="Courier New2"/>
    </style:style>
    <style:style style:name="WW8Num7z2" style:family="text">
      <style:text-properties style:font-name="Wingdings"/>
    </style:style>
    <style:style style:name="Firstname" style:family="text"/>
    <style:style style:name="Surname" style:family="text"/>
    <style:style style:name="Literal" style:family="text">
      <style:text-properties style:font-name="Courier New3" fo:font-size="11pt" fo:font-style="normal" style:text-underline-style="dotted" style:text-underline-width="auto" style:text-underline-color="font-color" fo:font-weight="normal" style:font-style-asian="italic" style:font-weight-asian="bold" style:font-weight-complex="bold"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figure">
      <text:list-level-style-number text:level="1" style:num-prefix="Figure " style:num-suffix="." style:num-format="1">
        <style:list-level-properties text:min-label-width="0.499cm" text:min-label-distance="0.254cm"/>
      </text:list-level-style-number>
      <text:list-level-style-number text:level="2" style:num-prefix="Figure " style:num-suffix="." style:num-format="1">
        <style:list-level-properties text:space-before="0.501cm" text:min-label-width="0.499cm" text:min-label-distance="0.254cm"/>
      </text:list-level-style-number>
      <text:list-level-style-number text:level="3" style:num-prefix="Figure " style:num-suffix="." style:num-format="1">
        <style:list-level-properties text:space-before="1cm" text:min-label-width="0.499cm" text:min-label-distance="0.254cm"/>
      </text:list-level-style-number>
      <text:list-level-style-number text:level="4" style:num-prefix="Figure " style:num-suffix="." style:num-format="1">
        <style:list-level-properties text:space-before="1.501cm" text:min-label-width="0.499cm" text:min-label-distance="0.254cm"/>
      </text:list-level-style-number>
      <text:list-level-style-number text:level="5" style:num-prefix="Figure " style:num-suffix="." style:num-format="1">
        <style:list-level-properties text:space-before="2cm" text:min-label-width="0.499cm" text:min-label-distance="0.254cm"/>
      </text:list-level-style-number>
      <text:list-level-style-number text:level="6" style:num-prefix="Figure " style:num-suffix="." style:num-format="1">
        <style:list-level-properties text:space-before="2.501cm" text:min-label-width="0.499cm" text:min-label-distance="0.254cm"/>
      </text:list-level-style-number>
      <text:list-level-style-number text:level="7" style:num-prefix="Figure " style:num-suffix="." style:num-format="1">
        <style:list-level-properties text:space-before="3.001cm" text:min-label-width="0.499cm" text:min-label-distance="0.254cm"/>
      </text:list-level-style-number>
      <text:list-level-style-number text:level="8" style:num-prefix="Figure " style:num-suffix="." style:num-format="1">
        <style:list-level-properties text:space-before="3.502cm" text:min-label-width="0.499cm" text:min-label-distance="0.254cm"/>
      </text:list-level-style-number>
      <text:list-level-style-number text:level="9" style:num-prefix="Figure " style:num-suffix="." style:num-format="1">
        <style:list-level-properties text:space-before="4.001cm" text:min-label-width="0.499cm" text:min-label-distance="0.254cm"/>
      </text:list-level-style-number>
      <text:list-level-style-number text:level="10" style:num-prefix="Figure " style:num-suffix="." style:num-format="1">
        <style:list-level-properties text:space-before="4.502cm" text:min-label-width="0.499cm" text:min-label-distance="0.254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xlink:href="Pictures/1000020100000352000004B2FEE63B66.png" xlink:type="simple" xlink:actuate="onLoad" style:position="center center" style:repeat="no-repeat"/>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fo:background-color="#ffffcc"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Endnote" style:page-layout-name="pm3"/>
    <style:master-page style:name="page_5f_titre" style:display-name="page_titre" style:page-layout-name="pm4"/>
    <style:master-page style:name="page_5f_bordereau" style:display-name="page_bordereau" style:page-layout-name="pm5"/>
    <style:master-page style:name="page_5f_sommaire" style:display-name="page_sommair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Umlaut demos</dc:title>
    <meta:initial-creator>Didier Vojtisek</meta:initial-creator>
    <meta:creation-date>2006-01-29T15:45:18</meta:creation-date>
    <dc:date>2006-06-09T10:50:11</dc:date>
    <meta:print-date>2006-06-08T15:06:44</meta:print-date>
    <meta:keyword>Kermeta</meta:keyword>
    <meta:keyword>metamodeling</meta:keyword>
    <meta:keyword>language</meta:keyword>
    <dc:language>en-US</dc:language>
    <meta:editing-cycles>214</meta:editing-cycles>
    <meta:editing-duration>P7DT1H39M56S</meta:editing-duration>
    <meta:user-defined meta:name="Authors">Vincent Mahé</meta:user-defined>
    <meta:user-defined meta:name="Corporate 1">INRIA</meta:user-defined>
    <meta:user-defined meta:name="Info 3"/>
    <meta:user-defined meta:name="Info 4"/>
    <meta:document-statistic meta:table-count="8" meta:image-count="8" meta:object-count="0" meta:page-count="15" meta:paragraph-count="261" meta:word-count="1655" meta:character-count="10175"/>
  </office:meta>
</office:document-meta>
</file>